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202ae" officeooo:paragraph-rsid="001202ae" style:font-size-asian="14pt" style:font-size-complex="16pt"/>
    </style:style>
    <style:style style:name="P2" style:family="paragraph" style:parent-style-name="Standard">
      <style:text-properties fo:font-size="16pt" officeooo:rsid="00138422" officeooo:paragraph-rsid="00138422" style:font-size-asian="14pt" style:font-size-complex="16pt"/>
    </style:style>
    <style:style style:name="P3" style:family="paragraph" style:parent-style-name="Standard">
      <style:text-properties fo:font-size="16pt" officeooo:rsid="001489a4" officeooo:paragraph-rsid="001489a4" style:font-size-asian="14pt" style:font-size-complex="16pt"/>
    </style:style>
    <style:style style:name="P4" style:family="paragraph" style:parent-style-name="Standard">
      <style:text-properties fo:font-size="16pt" officeooo:rsid="00160d26" officeooo:paragraph-rsid="00160d26" style:font-size-asian="14pt" style:font-size-complex="16pt"/>
    </style:style>
    <style:style style:name="P5" style:family="paragraph" style:parent-style-name="Standard">
      <style:text-properties fo:font-size="16pt" officeooo:rsid="001691b4" officeooo:paragraph-rsid="001691b4" style:font-size-asian="14pt" style:font-size-complex="16pt"/>
    </style:style>
    <style:style style:name="P6" style:family="paragraph" style:parent-style-name="Standard">
      <style:text-properties fo:font-size="16pt" officeooo:rsid="001691b4" officeooo:paragraph-rsid="001691b4" style:font-size-asian="14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#include&lt;stdio.h&gt;</text:p>
      <text:p text:style-name="P1">int main()</text:p>
      <text:p text:style-name="P1">{</text:p>
      <text:p text:style-name="P1"><text:s text:c="4"/>int i,count=0;</text:p>
      <text:p text:style-name="P1"><text:s text:c="4"/>char str[30];</text:p>
      <text:p text:style-name="P1"><text:s text:c="4"/>printf("Enter the string :-");</text:p>
      <text:p text:style-name="P1"><text:s text:c="4"/>fgets(str,30,stdin);</text:p>
      <text:p text:style-name="P1"><text:s text:c="4"/>for(i=0;str[i];i++)</text:p>
      <text:p text:style-name="P1"><text:s text:c="8"/>count++;</text:p>
      <text:p text:style-name="P1"><text:s text:c="4"/>printf("Length of string is %d.\n",count); <text:s/></text:p>
      <text:p text:style-name="P1"><text:s text:c="4"/>return 0; <text:s/></text:p>
      <text:p text:style-name="P1">}</text:p>
      <text:p text:style-name="P1"/>
      <text:p text:style-name="P1">2.#include&lt;stdio.h&gt;</text:p>
      <text:p text:style-name="P1">int main()</text:p>
      <text:p text:style-name="P1">{</text:p>
      <text:p text:style-name="P1"><text:s text:c="4"/>int i,count=0;</text:p>
      <text:p text:style-name="P1"><text:s text:c="4"/>char str[30],ch;</text:p>
      <text:p text:style-name="P1"><text:s text:c="4"/>printf("Enter the string :-");</text:p>
      <text:p text:style-name="P1"><text:s text:c="4"/>fgets(str,30,stdin);</text:p>
      <text:p text:style-name="P1"><text:s text:c="4"/>printf("Enter a character:-");</text:p>
      <text:p text:style-name="P1"><text:s text:c="4"/>scanf("%c",&amp;ch);</text:p>
      <text:p text:style-name="P1"><text:s text:c="4"/>for(i=0;str[i];i++)</text:p>
      <text:p text:style-name="P1"><text:s text:c="4"/>{</text:p>
      <text:p text:style-name="P1"><text:s text:c="8"/>if(str[i]==ch)</text:p>
      <text:p text:style-name="P1"><text:s text:c="12"/>count++;</text:p>
      <text:p text:style-name="P1"><text:s text:c="4"/>}</text:p>
      <text:p text:style-name="P1"><text:s text:c="4"/>printf("%c occurs %d times in string.\n",ch,count);</text:p>
      <text:p text:style-name="P1"><text:s text:c="4"/>return 0;</text:p>
      <text:p text:style-name="P1">}</text:p>
      <text:p text:style-name="P1"/>
      <text:p text:style-name="P1">3.#include&lt;stdio.h&gt;</text:p>
      <text:p text:style-name="P1">int main()</text:p>
      <text:p text:style-name="P1">{</text:p>
      <text:p text:style-name="P1"><text:s text:c="4"/>int i,count=0;</text:p>
      <text:p text:style-name="P1"><text:s text:c="4"/>char str[30];</text:p>
      <text:p text:style-name="P1"><text:s text:c="4"/>printf("Enter the string :-");</text:p>
      <text:p text:style-name="P1"><text:s text:c="4"/>fgets(str,30,stdin);</text:p>
      <text:p text:style-name="P1"><text:s text:c="4"/>for(i=0;str[i];i++)</text:p>
      <text:p text:style-name="P1"><text:soft-page-break/><text:s text:c="4"/>{</text:p>
      <text:p text:style-name="P1"><text:s text:c="8"/>if((str[i]=='a')|(str[i]=='e')|(str[i]=='i')|(str[i]=='o')|(str[i]=='u'))</text:p>
      <text:p text:style-name="P1"><text:s text:c="12"/>count++;</text:p>
      <text:p text:style-name="P1"><text:s text:c="4"/>}</text:p>
      <text:p text:style-name="P1"><text:s text:c="4"/>printf("Vowels occurs %d times in string.\n",count); </text:p>
      <text:p text:style-name="P1"><text:s text:c="4"/>return 0; <text:s text:c="2"/></text:p>
      <text:p text:style-name="P1">}</text:p>
      <text:p text:style-name="P1"/>
      <text:p text:style-name="P1">4.#include&lt;stdio.h&gt;</text:p>
      <text:p text:style-name="P1">int main()</text:p>
      <text:p text:style-name="P1">{</text:p>
      <text:p text:style-name="P1"><text:s text:c="4"/>int i;</text:p>
      <text:p text:style-name="P1"><text:s text:c="4"/>char str[30];</text:p>
      <text:p text:style-name="P1"><text:s text:c="4"/>printf("Enter the string :-");</text:p>
      <text:p text:style-name="P1"><text:s text:c="4"/>fgets(str,30,stdin);</text:p>
      <text:p text:style-name="P1"><text:s text:c="4"/>for(i=0;str[i];i++)</text:p>
      <text:p text:style-name="P1"><text:s text:c="4"/>{</text:p>
      <text:p text:style-name="P1"><text:s text:c="8"/>if(str[i]&gt;96 &amp;&amp; str[i]&lt;123)</text:p>
      <text:p text:style-name="P1"><text:s text:c="12"/>str[i]-=32;</text:p>
      <text:p text:style-name="P1"><text:s text:c="4"/>}</text:p>
      <text:p text:style-name="P1"><text:s text:c="4"/>printf("%s",str);</text:p>
      <text:p text:style-name="P1"><text:s text:c="4"/>return 0; <text:s text:c="2"/></text:p>
      <text:p text:style-name="P1">}</text:p>
      <text:p text:style-name="P1"/>
      <text:p text:style-name="P2">5.#include&lt;stdio.h&gt;</text:p>
      <text:p text:style-name="P2">int main()</text:p>
      <text:p text:style-name="P2">{</text:p>
      <text:p text:style-name="P2"><text:s text:c="4"/>int i;</text:p>
      <text:p text:style-name="P2"><text:s text:c="4"/>char str[30];</text:p>
      <text:p text:style-name="P2"><text:s text:c="4"/>printf("Enter the string :-");</text:p>
      <text:p text:style-name="P2"><text:s text:c="4"/>fgets(str,30,stdin);</text:p>
      <text:p text:style-name="P2"><text:s text:c="4"/>for(i=0;str[i];i++)</text:p>
      <text:p text:style-name="P2"><text:s text:c="4"/>{</text:p>
      <text:p text:style-name="P2"><text:s text:c="8"/>if(str[i]&gt;64 &amp;&amp; str[i]&lt;91)</text:p>
      <text:p text:style-name="P2"><text:s text:c="12"/>str[i]+=32;</text:p>
      <text:p text:style-name="P2"><text:s text:c="4"/>}</text:p>
      <text:p text:style-name="P2"><text:s text:c="4"/>printf("%s",str);</text:p>
      <text:p text:style-name="P2"><text:s text:c="4"/>return 0; <text:s text:c="2"/></text:p>
      <text:p text:style-name="P2">}</text:p>
      <text:p text:style-name="P2"><text:soft-page-break/>6.#include&lt;stdio.h&gt;</text:p>
      <text:p text:style-name="P2">int main()</text:p>
      <text:p text:style-name="P2">{</text:p>
      <text:p text:style-name="P2"><text:s text:c="4"/>int i,n=0;</text:p>
      <text:p text:style-name="P2"><text:s text:c="4"/>char str[30],ch;</text:p>
      <text:p text:style-name="P2"><text:s text:c="4"/>printf("Enter the string :-");</text:p>
      <text:p text:style-name="P2"><text:s text:c="4"/>fgets(str,30,stdin);</text:p>
      <text:p text:style-name="P2"><text:s text:c="4"/>for(i=0;str[i];i++)</text:p>
      <text:p text:style-name="P2"><text:s text:c="8"/>n++;</text:p>
      <text:p text:style-name="P2"><text:s text:c="4"/>for(i=0;i&lt;n/2;i++)</text:p>
      <text:p text:style-name="P2"><text:s text:c="4"/>{</text:p>
      <text:p text:style-name="P2"><text:s text:c="8"/>ch=str[i];</text:p>
      <text:p text:style-name="P2"><text:s text:c="8"/>str[i]=str[n-1-i];</text:p>
      <text:p text:style-name="P2"><text:s text:c="8"/>str[n-1-i]=ch;</text:p>
      <text:p text:style-name="P2"><text:s text:c="4"/>}</text:p>
      <text:p text:style-name="P2"><text:s text:c="4"/>printf("%s",str);</text:p>
      <text:p text:style-name="P2"><text:s text:c="4"/>printf("\n");</text:p>
      <text:p text:style-name="P2"><text:s text:c="4"/>return 0; <text:s text:c="2"/></text:p>
      <text:p text:style-name="P2">}</text:p>
      <text:p text:style-name="P2"/>
      <text:p text:style-name="P3">7.#include&lt;stdio.h&gt;</text:p>
      <text:p text:style-name="P3">int main()</text:p>
      <text:p text:style-name="P3">{</text:p>
      <text:p text:style-name="P3"><text:s text:c="4"/>int i,alpha=0,dig=0,schar=0;</text:p>
      <text:p text:style-name="P3"><text:s text:c="4"/>char str[30];</text:p>
      <text:p text:style-name="P3"><text:s text:c="4"/>printf("Enter the string :-");</text:p>
      <text:p text:style-name="P3"><text:s text:c="4"/>fgets(str,30,stdin);</text:p>
      <text:p text:style-name="P3"/>
      <text:p text:style-name="P3"><text:s text:c="4"/>for(i=0;str[i];i++)</text:p>
      <text:p text:style-name="P3"><text:s text:c="4"/>{</text:p>
      <text:p text:style-name="P3"><text:s text:c="8"/>if((str[i]&gt;='A' &amp;&amp; str[i]&lt;='Z') | (str[i]&gt;='a' &amp;&amp; str[i]&lt;='z'))</text:p>
      <text:p text:style-name="P3"><text:s text:c="12"/>alpha++;</text:p>
      <text:p text:style-name="P3"><text:s text:c="8"/>else if(str[i]&gt;='0' &amp;&amp; str[i]&lt;='9')</text:p>
      <text:p text:style-name="P3"><text:s text:c="12"/>dig++;</text:p>
      <text:p text:style-name="P3"><text:s text:c="8"/>else</text:p>
      <text:p text:style-name="P3"><text:s text:c="12"/>schar++;</text:p>
      <text:p text:style-name="P3"><text:s text:c="4"/>}</text:p>
      <text:p text:style-name="P3"/>
      <text:p text:style-name="P3"><text:soft-page-break/><text:s text:c="4"/>printf("Alphabets are %d ,digits are %d and special characters are %d.",alpha,dig,schar-1);</text:p>
      <text:p text:style-name="P3"><text:s text:c="4"/>printf("\n");</text:p>
      <text:p text:style-name="P3"><text:s text:c="4"/>return 0; <text:s text:c="2"/></text:p>
      <text:p text:style-name="P3">}</text:p>
      <text:p text:style-name="P3"/>
      <text:p text:style-name="P4">8.#include&lt;stdio.h&gt;</text:p>
      <text:p text:style-name="P4">int main()</text:p>
      <text:p text:style-name="P4">{</text:p>
      <text:p text:style-name="P4"><text:s text:c="4"/>int i;</text:p>
      <text:p text:style-name="P4"><text:s text:c="4"/>char str[30],str1[30];</text:p>
      <text:p text:style-name="P4"><text:s text:c="4"/>printf("Enter the string :-");</text:p>
      <text:p text:style-name="P4"><text:s text:c="4"/>fgets(str,30,stdin);</text:p>
      <text:p text:style-name="P4"><text:s text:c="4"/>for(i=0;str[i];i++)</text:p>
      <text:p text:style-name="P4"><text:s text:c="4"/>{</text:p>
      <text:p text:style-name="P4"><text:s text:c="8"/>str1[i]=str[i];</text:p>
      <text:p text:style-name="P4"><text:s text:c="4"/>}</text:p>
      <text:p text:style-name="P4"><text:s text:c="4"/>printf("Original string is %s",str);</text:p>
      <text:p text:style-name="P4"><text:s text:c="4"/>printf("Copied string is %s",str1);</text:p>
      <text:p text:style-name="P4"><text:s text:c="4"/>return 0; <text:s text:c="2"/></text:p>
      <text:p text:style-name="P4">}</text:p>
      <text:p text:style-name="P4"/>
      <text:p text:style-name="P4">9.#include&lt;stdio.h&gt;</text:p>
      <text:p text:style-name="P4">int main()</text:p>
      <text:p text:style-name="P4">{</text:p>
      <text:p text:style-name="P4"><text:s text:c="4"/>int i,j,count=0;</text:p>
      <text:p text:style-name="P4"><text:s text:c="4"/>char str[30],ch;</text:p>
      <text:p text:style-name="P4"><text:s text:c="4"/>printf("Enter the string :-");</text:p>
      <text:p text:style-name="P4"><text:s text:c="4"/>fgets(str,30,stdin);</text:p>
      <text:p text:style-name="P4"><text:s text:c="4"/>for(i=0;str[i];i++)</text:p>
      <text:p text:style-name="P4"><text:s text:c="8"/>count++;</text:p>
      <text:p text:style-name="P4"><text:s text:c="4"/>for(i=0;i&lt;count;i++)</text:p>
      <text:p text:style-name="P4"><text:s text:c="4"/>{</text:p>
      <text:p text:style-name="P4"><text:s text:c="8"/>for(j=i+1;j&lt;count;j++)</text:p>
      <text:p text:style-name="P4"><text:s text:c="8"/>{</text:p>
      <text:p text:style-name="P4"><text:s text:c="12"/>if(str[i]&gt;str[j])</text:p>
      <text:p text:style-name="P4"><text:s text:c="12"/>{</text:p>
      <text:p text:style-name="P4"><text:s text:c="16"/>ch=str[i];</text:p>
      <text:p text:style-name="P4"><text:s text:c="16"/>str[i]=str[j];</text:p>
      <text:p text:style-name="P4"><text:soft-page-break/><text:s text:c="16"/>str[j]=ch;</text:p>
      <text:p text:style-name="P4"><text:s text:c="12"/>}</text:p>
      <text:p text:style-name="P4"><text:s text:c="8"/>}</text:p>
      <text:p text:style-name="P4"><text:s text:c="4"/>}</text:p>
      <text:p text:style-name="P4"><text:s text:c="4"/>printf("Sorted string is:- %s",str);</text:p>
      <text:p text:style-name="P4"><text:s text:c="4"/>printf("\n");</text:p>
      <text:p text:style-name="P4"><text:s text:c="4"/>return 0; <text:s text:c="2"/></text:p>
      <text:p text:style-name="P4">}</text:p>
      <text:p text:style-name="P4"/>
      <text:p text:style-name="P5">10.#include&lt;stdio.h&gt;</text:p>
      <text:p text:style-name="P5">int main()</text:p>
      <text:p text:style-name="P5">{</text:p>
      <text:p text:style-name="P5"><text:s text:c="4"/>int i,j,n,count=0,freq=0,flag;</text:p>
      <text:p text:style-name="P5"><text:s text:c="4"/>char str[30];</text:p>
      <text:p text:style-name="P5"><text:s text:c="4"/>printf("Enter the string :-");</text:p>
      <text:p text:style-name="P5"><text:s text:c="4"/>fgets(str,30,stdin);</text:p>
      <text:p text:style-name="P5"/>
      <text:p text:style-name="P5"><text:s text:c="4"/>for(i=0;str[i];i++)</text:p>
      <text:p text:style-name="P5"><text:s text:c="8"/>count++;</text:p>
      <text:p text:style-name="P5"><text:s text:c="4"/>for(i=0;str[i];i++)</text:p>
      <text:p text:style-name="P5"><text:s text:c="4"/>{</text:p>
      <text:p text:style-name="P5"><text:s text:c="8"/>if(str[i]&gt;64 &amp;&amp; str[i]&lt;91)</text:p>
      <text:p text:style-name="P5"><text:s text:c="12"/>str[i]+=32;</text:p>
      <text:p text:style-name="P5"><text:s text:c="4"/>}</text:p>
      <text:p text:style-name="P5"/>
      <text:p text:style-name="P5"><text:s text:c="4"/>for(i=0;i&lt;count;i++)</text:p>
      <text:p text:style-name="P5"><text:s text:c="4"/>{</text:p>
      <text:p text:style-name="P5"><text:s text:c="8"/>freq=1;</text:p>
      <text:p text:style-name="P5"><text:s text:c="8"/>flag=0;</text:p>
      <text:p text:style-name="P5"><text:s text:c="8"/>for(n=i-1;n&gt;=0;n--)</text:p>
      <text:p text:style-name="P5"><text:s text:c="8"/>{</text:p>
      <text:p text:style-name="P5"><text:s text:c="12"/>if(str[n]==str[i])</text:p>
      <text:p text:style-name="P5"><text:s text:c="16"/>flag=1;</text:p>
      <text:p text:style-name="P5"><text:s text:c="8"/>}</text:p>
      <text:p text:style-name="P5"><text:s text:c="8"/>if(flag)</text:p>
      <text:p text:style-name="P5"><text:s text:c="12"/>continue;</text:p>
      <text:p text:style-name="P5"><text:s text:c="8"/>for(j=i+1;j&lt;count;j++)</text:p>
      <text:p text:style-name="P5"><text:s text:c="8"/>{</text:p>
      <text:p text:style-name="P5"><text:s text:c="12"/>if(str[i]==str[j])</text:p>
      <text:p text:style-name="P5"><text:soft-page-break/><text:s text:c="16"/>freq++;</text:p>
      <text:p text:style-name="P5"><text:s text:c="8"/>}</text:p>
      <text:p text:style-name="P5"><text:s text:c="8"/>printf("\"%c\"-%d\t",str[i],freq);</text:p>
      <text:p text:style-name="P5"><text:s text:c="4"/>}</text:p>
      <text:p text:style-name="P5"><text:s text:c="4"/>printf("\n");</text:p>
      <text:p text:style-name="P5"><text:s text:c="4"/>return 0;</text:p>
      <text:p text:style-name="P5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6T16:03:31.376877944</meta:creation-date>
    <dc:date>2022-08-06T21:25:30.283362795</dc:date>
    <meta:editing-duration>PT54M5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6" meta:paragraph-count="188" meta:word-count="309" meta:character-count="3539" meta:non-whitespace-character-count="2513"/>
  </office:meta>
</office:document-meta>
</file>